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0bde9" draw:textarea-horizontal-align="justify" draw:textarea-vertical-align="middle" draw:auto-grow-height="false" fo:min-height="0.648cm" fo:min-width="1.501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45cm" fo:min-width="3cm"/>
      <style:paragraph-properties style:writing-mode="lr-tb"/>
    </style:style>
    <style:style style:name="gr3" style:family="graphic" style:parent-style-name="standard">
      <style:graphic-properties draw:fill-color="#474847" draw:textarea-horizontal-align="justify" draw:textarea-vertical-align="middle" draw:auto-grow-height="false" fo:min-height="1.15cm" fo:min-width="4cm"/>
      <style:paragraph-properties style:writing-mode="lr-tb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25cm" fo:min-width="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fill-color="#474847" draw:textarea-horizontal-align="justify" draw:textarea-vertical-align="middle" draw:auto-grow-height="false" fo:min-height="1.45cm" fo:min-width="4cm"/>
      <style:paragraph-properties style:writing-mode="lr-tb"/>
    </style:style>
    <style:style style:name="gr7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0bde9"/>
      <style:paragraph-properties fo:text-align="center" style:writing-mode="lr-tb"/>
    </style:style>
    <style:style style:name="P3" style:family="paragraph">
      <loext:graphic-properties draw:fill-color="#ff0000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color="#ffffff" fo:background-color="transparent"/>
    </style:style>
    <style:style style:name="P5" style:family="paragraph">
      <style:paragraph-properties fo:text-align="start" style:writing-mode="lr-tb"/>
      <style:text-properties fo:color="#ffffff" fo:background-color="transparent"/>
    </style:style>
    <style:style style:name="P6" style:family="paragraph">
      <loext:graphic-properties draw:fill-color="#474847"/>
      <style:paragraph-properties fo:text-align="center" style:writing-mode="lr-tb"/>
      <style:text-properties fo:color="#ffffff" fo:background-color="transparent"/>
    </style:style>
    <style:style style:name="P7" style:family="paragraph">
      <style:paragraph-properties fo:text-align="center"/>
    </style:style>
    <style:style style:name="P8" style:family="paragraph">
      <loext:graphic-properties draw:fill-color="#474847"/>
      <style:paragraph-properties fo:text-align="center"/>
      <style:text-properties fo: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/>
    </style:style>
    <style:style style:name="T3" style:family="text">
      <style:text-properties fo:color="#ffffff" style:text-line-through-style="none" style:text-line-through-type="none" style:text-underline-style="solid" style:text-underline-width="auto" style:text-underline-color="font-color" fo:background-color="transparent"/>
    </style:style>
    <style:style style:name="T4" style:family="text">
      <style:text-properties fo:color="#ffffff" fo:background-color="transparen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7cm" svg:x="0.3cm" svg:y="2.2cm">
          <text:p text:style-name="P1">articl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5cm" svg:height="0.7cm" svg:x="4.1cm" svg:y="3.7cm">
          <text:p text:style-name="P1">model for <text:span text:style-name="T1">n</text:span><text:span text:style-name="T2">topics</text:span> = 3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6" draw:layer="layout" svg:width="4.5cm" svg:height="1.4cm" svg:x="9.1cm" svg:y="0cm">
            <text:p text:style-name="P4"><text:span text:style-name="T3">Topics:</text:span></text:p>
            <text:p text:style-name="P5"><text:span text:style-name="T4">Topic 1: word 1, word 2, …</text:span></text:p>
            <text:p text:style-name="P5"><text:span text:style-name="T4">Topic 2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4.5cm" svg:height="0.5cm" svg:x="9.1cm" svg:y="1.6cm">
            <text:p text:style-name="P7"><text:span text:style-name="T5">Topic probabilities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3.5cm" svg:height="0.7cm" svg:x="4.1cm" svg:y="5.5cm">
          <draw:text-box>
            <text:p text:style-name="P7">...</text:p>
          </draw:text-box>
        </draw:frame>
        <draw:g>
          <draw:custom-shape draw:style-name="gr6" draw:text-style-name="P6" draw:layer="layout" svg:width="4.5cm" svg:height="1.7cm" svg:x="9.1cm" svg:y="2.9cm">
            <text:p text:style-name="P4"><text:span text:style-name="T3">Topics:</text:span></text:p>
            <text:p text:style-name="P5"><text:span text:style-name="T4">Topic 1: word 1, word 2, …</text:span></text:p>
            <text:p text:style-name="P5"><text:span text:style-name="T4">Topic 2: word 1, word 2, …</text:span></text:p>
            <text:p text:style-name="P5"><text:span text:style-name="T4">Topic 3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4.5cm" svg:height="0.5cm" svg:x="9.1cm" svg:y="4.8cm">
            <text:p text:style-name="P7"><text:span text:style-name="T5">Topic probabilities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3.5cm" svg:height="0.7cm" svg:x="4.1cm" svg:y="0.7cm">
          <text:p text:style-name="P1">model for <text:span text:style-name="T1">n</text:span><text:span text:style-name="T2">topics</text:span> = 2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.4cm" svg:y1="2cm" svg:x2="3.8cm" svg:y2="1.1cm">
          <text:p/>
        </draw:line>
        <draw:line draw:style-name="gr7" draw:text-style-name="P10" draw:layer="layout" svg:x1="2.5cm" svg:y1="3.8cm" svg:x2="3.9cm" svg:y2="4.1cm">
          <text:p/>
        </draw:line>
        <draw:line draw:style-name="gr7" draw:text-style-name="P10" draw:layer="layout" svg:x1="2.3cm" svg:y1="4.5cm" svg:x2="3.9cm" svg:y2="5.7cm">
          <text:p/>
        </draw:line>
        <draw:line draw:style-name="gr7" draw:text-style-name="P10" draw:layer="layout" svg:x1="7.7cm" svg:y1="1cm" svg:x2="8.9cm" svg:y2="0.7cm">
          <text:p/>
        </draw:line>
        <draw:line draw:style-name="gr7" draw:text-style-name="P10" draw:layer="layout" svg:x1="7.693cm" svg:y1="0.995cm" svg:x2="8.9cm" svg:y2="1.8cm">
          <text:p/>
        </draw:line>
        <draw:line draw:style-name="gr7" draw:text-style-name="P10" draw:layer="layout" svg:x1="7.7cm" svg:y1="4cm" svg:x2="8.9cm" svg:y2="3.7cm">
          <text:p/>
        </draw:line>
        <draw:line draw:style-name="gr7" draw:text-style-name="P10" draw:layer="layout" svg:x1="7.693cm" svg:y1="3.995cm" svg:x2="8.9cm" svg:y2="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07T02:36:41.499303856</dc:date>
    <dc:creator>Maximilian Schattauer</dc:creator>
    <meta:editing-duration>PT22M27S</meta:editing-duration>
    <meta:editing-cycles>9</meta:editing-cycles>
    <meta:generator>LibreOffice/6.4.7.2$Linux_X86_64 LibreOffice_project/40$Build-2</meta:generator>
    <meta:document-statistic meta:object-count="17"/>
  </office:meta>
</office:document-meta>
</file>